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style:font-name="Tinos" fo:font-size="12pt" style:font-size-asian="12pt" style:font-size-complex="12pt"/>
    </style:style>
    <style:style style:name="P2" style:family="paragraph" style:parent-style-name="Preformatted_20_Text">
      <style:text-properties style:font-name="Tinos" fo:font-size="12pt" fo:font-weight="bold" style:font-size-asian="12pt" style:font-size-complex="12pt"/>
    </style:style>
    <style:style style:name="P3" style:family="paragraph" style:parent-style-name="Preformatted_20_Text">
      <style:text-properties style:font-name="Tinos" fo:font-size="16pt" style:font-size-asian="16pt" style:font-size-complex="16pt"/>
    </style:style>
    <style:style style:name="P4" style:family="paragraph" style:parent-style-name="Preformatted_20_Text">
      <style:paragraph-properties fo:margin-top="0cm" fo:margin-bottom="0.499cm"/>
      <style:text-properties style:font-name="Tinos" fo:font-size="12pt" style:font-size-asian="12pt" style:font-size-complex="12pt"/>
    </style:style>
    <style:style style:name="P5" style:family="paragraph" style:parent-style-name="Standard">
      <style:text-properties style:font-name="Tinos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Celebrai</text:p>
      <text:p text:style-name="P1"/>
      <text:p text:style-name="P1"/>
      <text:p text:style-name="P1">Intro: <text:span text:style-name="T1">G</text:span> <text:s/><text:span text:style-name="T1">Em</text:span> <text:s/><text:span text:style-name="T1">C Am</text:span> <text:s/><text:span text:style-name="T1">D</text:span></text:p>
      <text:p text:style-name="P1"/>
      <text:p text:style-name="P1"><text:s text:c="2"/>(solo)</text:p>
      <text:p text:style-name="P1"/>
      <text:p text:style-name="P1">D|<text:span text:style-name="T2">---------------------------------------------</text:span>|</text:p>
      <text:p text:style-name="P1">B|<text:span text:style-name="T2">---------------------------------------------</text:span>|</text:p>
      <text:p text:style-name="P1">G|<text:span text:style-name="T2">---------------------------------------------</text:span>|</text:p>
      <text:p text:style-name="P1">D|<text:span text:style-name="T2">-</text:span>7<text:span text:style-name="T2">---</text:span>9<text:span text:style-name="T2">-</text:span>7<text:span text:style-name="T2">-</text:span>5<text:span text:style-name="T2">----</text:span>9<text:span text:style-name="T2">-</text:span>7<text:span text:style-name="T2">-</text:span>5<text:span text:style-name="T2">----</text:span>9<text:span text:style-name="T2">-</text:span>7<text:span text:style-name="T2">-</text:span>5<text:span text:style-name="T2">-</text:span>7<text:span text:style-name="T2">---------------</text:span>|</text:p>
      <text:p text:style-name="P1">A|<text:span text:style-name="T2">----------</text:span>7<text:span text:style-name="T2">--------</text:span>5<text:span text:style-name="T2">----------</text:span>9<text:span text:style-name="T2">-</text:span>9<text:span text:style-name="T2">-</text:span>7<text:span text:style-name="T2">-</text:span>7<text:span text:style-name="T2">-</text:span>5<text:span text:style-name="T2">-</text:span>5<text:span text:style-name="T2">-</text:span>3<text:span text:style-name="T2">--</text:span>|</text:p>
      <text:p text:style-name="P1">E|<text:span text:style-name="T2">---------------------------------------------</text:span>|</text:p>
      <text:p text:style-name="P1"/>
      <text:p text:style-name="P1"/>
      <text:p text:style-name="P1"><text:s/><text:span text:style-name="T1">G</text:span></text:p>
      <text:p text:style-name="P1"><text:s text:c="2"/>Celebrai com júbilo ao Senhor</text:p>
      <text:p text:style-name="P2">Em</text:p>
      <text:p text:style-name="P1"><text:s text:c="2"/>todos moradores da terra</text:p>
      <text:p text:style-name="P2">C<text:tab/><text:tab/> <text:s/>Am</text:p>
      <text:p text:style-name="P1"><text:s text:c="2"/>Servi ao Senhor com alegria</text:p>
      <text:p text:style-name="P2">D</text:p>
      <text:p text:style-name="P1"><text:s text:c="2"/>Apresentai-vos a Ele com cânticos</text:p>
      <text:p text:style-name="P2">G</text:p>
      <text:p text:style-name="P1"><text:s text:c="2"/>Sabei que o <text:s/>Senhor Bom (bom, bom, bom, bom)</text:p>
      <text:p text:style-name="P2">Em</text:p>
      <text:p text:style-name="P1"><text:s text:c="2"/>E eterna é a sua bondade</text:p>
      <text:p text:style-name="P1"><text:s/><text:span text:style-name="T1">C<text:tab/><text:tab/> Am</text:span></text:p>
      <text:p text:style-name="P1"><text:s text:c="2"/>E a sua fidelidade</text:p>
      <text:p text:style-name="P2">D</text:p>
      <text:p text:style-name="P1"><text:s text:c="2"/>De geração a geração</text:p>
      <text:p text:style-name="P1"/>
      <text:p text:style-name="P2">G</text:p>
      <text:p text:style-name="P1"><text:s text:c="2"/>Aleluia, glória e aleluia</text:p>
      <text:p text:style-name="P2">Em</text:p>
      <text:p text:style-name="P1"><text:s text:c="2"/>Aleluia, glória e aleluia</text:p>
      <text:p text:style-name="P2">C<text:tab/><text:tab/> Am</text:p>
      <text:p text:style-name="P1"><text:s text:c="2"/>Aleluia, glória e aleluia</text:p>
      <text:p text:style-name="P2">D</text:p>
      <text:p text:style-name="P4"><text:s text:c="2"/>Aleluia, glória e aleluia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9T16:39:47</meta:creation-date>
    <dc:date>2016-04-21T13:36:05</dc:date>
    <meta:editing-duration>PT26M23S</meta:editing-duration>
    <meta:editing-cycles>3</meta:editing-cycles>
    <meta:generator>OpenOffice/4.1.2$Linux OpenOffice.org_project/412m3$Build-9782</meta:generator>
    <meta:document-statistic meta:table-count="0" meta:image-count="0" meta:object-count="0" meta:page-count="1" meta:paragraph-count="33" meta:word-count="99" meta:character-count="701"/>
  </office:meta>
</office:document-meta>
</file>